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856cm"/>
    </style:style>
    <style:style style:name="co21" style:family="table-column">
      <style:table-column-properties fo:break-before="auto" style:column-width="2.704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Clev</text:p>
          </table:table-cell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tun for a few turns + equilibrium decreas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targeted heal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veals distant zone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sets all gift talents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Silences all in a AOE, including you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4" office:value-type="string">
            <text:p>Absorbs spells cast at the user; increasing equilibrium until failure. Cannot cast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Release poison at the target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4">
          <table:table-cell table:style-name="ce20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4">
          <table:table-cell table:style-name="ce20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0">
            <text:p>0</text:p>
          </table:table-cell>
          <table:table-cell table:style-name="ce43" office:value-type="string">
            <text:p>Burrows into a wall, digging it and moving throught it</text:p>
          </table:table-cell>
          <table:table-cell table:style-name="ce43" table:number-columns-repeated="2"/>
          <table:table-cell table:style-name="ce41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Fear cone</text:p>
          </table:table-cell>
          <table:table-cell table:style-name="ce40"/>
          <table:table-cell table:style-name="ce43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cold melee damag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uper fast movement for a whil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244"/>
          <table:table-cell table:number-columns-repeated="770"/>
        </table:table-row>
        <table:table-row table:style-name="ro5" table:number-rows-repeated="2">
          <table:table-cell table:style-name="ce21"/>
          <table:table-cell table:style-name="ce37"/>
          <table:table-cell table:style-name="ce17"/>
          <table:table-cell table:style-name="ce16" table:number-columns-repeated="4"/>
          <table:table-cell table:style-name="ce44" table:number-columns-repeated="3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mele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caster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tank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Induces a rage in your summon, increasing its damage (only on melee)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5" table:number-rows-repeated="3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Earthen Power</text:p>
          </table:table-cell>
          <table:table-cell table:style-name="ce36" office:value-type="string">
            <text:p>Stoneshiel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3"/>
          <table:table-cell table:style-name="ce43" office:value-type="string">
            <text:p>Each time you take damage you regen X mana and Y equilibrium + all atacks do a shield attack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Earthen Vines</text:p>
          </table:table-cell>
          <table:table-cell table:style-name="ce36" office:value-type="string">
            <text:p>Stone Vin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/>
          <table:table-cell table:style-name="ce41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1" table:number-columns-repeated="1016"/>
        </table:table-row>
        <table:table-row table:style-name="ro5">
          <table:table-cell table:style-name="ce21"/>
          <table:table-cell table:style-name="ce37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/>
          <table:table-cell table:style-name="ce42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77])" office:value-type="float" office:value="260">
            <text:p>26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12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  <meta:initial-creator>Nicolas Casalini</meta:initial-creator>
    <meta:creation-date>2009-12-11T11:09:16</meta:creation-date>
    <dc:date>2011-08-05T12:12:02</dc:date>
    <dc:language>fr-FR</dc:language>
    <meta:editing-cycles>167</meta:editing-cycles>
    <meta:editing-duration>PT306H45M37S</meta:editing-duration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